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B75874C9ABBFA488.png" manifest:media-type="image/png"/>
  <manifest:file-entry manifest:full-path="Pictures/100329DB000052220000741E8D563A4983AB7B05.svg" manifest:media-type="image/svg+xml"/>
  <manifest:file-entry manifest:full-path="Pictures/1000020100000253000003494E4FE3672C487A15.png" manifest:media-type="image/png"/>
  <manifest:file-entry manifest:full-path="Pictures/1003F8A6000052220000741E2FF0657E093DDE9F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29.692cm" draw:z-index="0"><draw:image xlink:href="Pictures/1003F8A6000052220000741E2FF0657E093DDE9F.svg" xlink:type="simple" xlink:show="embed" xlink:actuate="onLoad"/><draw:image xlink:href="Pictures/1000020100000253000003494E4FE3672C487A15.png" xlink:type="simple" xlink:show="embed" xlink:actuate="onLoad"/></draw:frame></text:p>
      <text:p text:style-name="Standard"><draw:frame draw:style-name="fr1" draw:name="Image2" text:anchor-type="paragraph" svg:width="21.001cm" svg:height="29.692cm" draw:z-index="1"><draw:image xlink:href="Pictures/100329DB000052220000741E8D563A4983AB7B05.svg" xlink:type="simple" xlink:show="embed" xlink:actuate="onLoad"/><draw:image xlink:href="Pictures/100002010000025300000349B75874C9ABBFA48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20:13.743188255</meta:creation-date>
    <meta:generator>LibreOffice/5.3.1.2$Linux_X86_64 LibreOffice_project/30m0$Build-2</meta:generator>
    <dc:date>2017-09-11T14:23:18.914158080</dc:date>
    <meta:editing-duration>PT3M19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</office:meta>
</office:document-meta>
</file>